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a6cc" officeooo:paragraph-rsid="001fa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1 Data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31:00.983924394</meta:creation-date>
    <dc:date>2022-01-07T10:31:47.926801420</dc:date>
    <meta:editing-duration>PT47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2.1.2$MacOSX_X86_64 LibreOffice_project/7bcb35dc3024a62dea0caee87020152d1ee96e71</meta:generator>
  </office:meta>
</office:document-meta>
</file>